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2BC0CB2CAC368750E9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variant="small-caps" fo:font-size="36pt" fo:text-shadow="1pt 1pt" fo:font-weight="bold"/>
    </style:style>
    <style:style style:name="P3" style:family="paragraph">
      <loext:graphic-properties draw:fill="none" draw:fill-color="#ffffff"/>
      <style:paragraph-properties fo:text-align="center"/>
      <style:text-properties fo:font-variant="small-caps" fo:font-size="36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52cm" svg:height="18.52cm" svg:x="1.48cm" svg:y="1.23cm">
          <draw:image xlink:href="Pictures/10000000000002BC000002BC0CB2CAC368750E92.jpg" xlink:type="simple" xlink:show="embed" xlink:actuate="onLoad" draw:mime-type="image/jpeg">
            <text:p/>
          </draw:image>
        </draw:frame>
        <draw:frame draw:style-name="gr2" draw:text-style-name="P3" draw:layer="layout" svg:width="19.5cm" svg:height="4.517cm" svg:x="1cm" svg:y="19.75cm">
          <draw:text-box>
            <text:p text:style-name="P2">Las cuarenta y cuatro promesas de los Budas de la Medicin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1:31:26.554747213</meta:creation-date>
    <dc:date>2024-09-04T11:34:36.484925250</dc:date>
    <meta:editing-duration>PT3M11S</meta:editing-duration>
    <meta:editing-cycles>1</meta:editing-cycles>
    <meta:document-statistic meta:object-count="2"/>
    <meta:generator>LibreOffice/7.3.7.2$Linux_X86_64 LibreOffice_project/30$Build-2</meta:generator>
  </office:meta>
</office:document-meta>
</file>